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style:letter-kerning="false"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text-properties style:font-name="Times New Roman"/>
    </style:style>
    <style:style style:name="P22" style:parent-style-name="TOCHeading" style:family="paragraph">
      <style:text-properties style:font-name="Times New Roman"/>
    </style:style>
    <style:style style:name="P23" style:parent-style-name="TOC1" style:family="paragraph">
      <style:paragraph-properties>
        <style:tab-stops>
          <style:tab-stop style:type="right" style:leader-style="dotted" style:leader-text="." style:position="7.493in"/>
        </style:tab-stops>
      </style:paragraph-properties>
    </style:style>
    <style:style style:name="T24" style:parent-style-name="Hyperlink" style:family="text">
      <style:text-properties style:font-name="Times New Roman"/>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P27" style:parent-style-name="TOC1" style:family="paragraph">
      <style:paragraph-properties>
        <style:tab-stops>
          <style:tab-stop style:type="right" style:leader-style="dotted" style:leader-text="." style:position="7.493in"/>
        </style:tab-stops>
      </style:paragraph-properties>
    </style:style>
    <style:style style:name="T28" style:parent-style-name="Hyperlink" style:family="text">
      <style:text-properties style:font-name="Times New Roman" fo:font-weight="bold" style:font-weight-asian="bold" style:font-weight-complex="bold"/>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P31" style:parent-style-name="TOC2" style:family="paragraph">
      <style:paragraph-properties>
        <style:tab-stops>
          <style:tab-stop style:type="right" style:leader-style="dotted" style:leader-text="." style:position="7.3263in"/>
        </style:tab-stops>
      </style:paragraph-properties>
    </style:style>
    <style:style style:name="T32" style:parent-style-name="Hyperlink" style:family="text">
      <style:text-properties style:font-name="Times New Roman" fo:font-weight="bold" style:font-weight-asian="bold" style:font-weight-complex="bold"/>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P35" style:parent-style-name="TOC2" style:family="paragraph">
      <style:paragraph-properties>
        <style:tab-stops>
          <style:tab-stop style:type="right" style:leader-style="dotted" style:leader-text="." style:position="7.3263in"/>
        </style:tab-stops>
      </style:paragraph-properties>
    </style:style>
    <style:style style:name="T36" style:parent-style-name="Hyperlink" style:family="text">
      <style:text-properties style:font-name="Times New Roman" fo:font-weight="bold" style:font-weight-asian="bold" style:font-weight-complex="bold"/>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style>
    <style:style style:name="P39" style:parent-style-name="TOC2" style:family="paragraph">
      <style:paragraph-properties>
        <style:tab-stops>
          <style:tab-stop style:type="right" style:leader-style="dotted" style:leader-text="." style:position="7.3263in"/>
        </style:tab-stops>
      </style:paragraph-properties>
    </style:style>
    <style:style style:name="T40" style:parent-style-name="Hyperlink" style:family="text">
      <style:text-properties style:font-name="Times New Roman" fo:font-weight="bold" style:font-weight-asian="bold" style:font-weight-complex="bold"/>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P43" style:parent-style-name="TOC2" style:family="paragraph">
      <style:paragraph-properties>
        <style:tab-stops>
          <style:tab-stop style:type="right" style:leader-style="dotted" style:leader-text="." style:position="7.3263in"/>
        </style:tab-stops>
      </style:paragraph-properties>
    </style:style>
    <style:style style:name="T44" style:parent-style-name="Hyperlink" style:family="text">
      <style:text-properties style:font-name="Times New Roman" fo:font-weight="bold" style:font-weight-asian="bold" style:font-weight-complex="bold"/>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P47" style:parent-style-name="TOC2" style:family="paragraph">
      <style:paragraph-properties>
        <style:tab-stops>
          <style:tab-stop style:type="right" style:leader-style="dotted" style:leader-text="." style:position="7.3263in"/>
        </style:tab-stops>
      </style:paragraph-properties>
    </style:style>
    <style:style style:name="T48" style:parent-style-name="Hyperlink" style:family="text">
      <style:text-properties style:font-name="Times New Roman" fo:font-weight="bold" style:font-weight-asian="bold" style:font-weight-complex="bold"/>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P51" style:parent-style-name="TOC1" style:family="paragraph">
      <style:paragraph-properties>
        <style:tab-stops>
          <style:tab-stop style:type="right" style:leader-style="dotted" style:leader-text="." style:position="7.493in"/>
        </style:tab-stops>
      </style:paragraph-properties>
    </style:style>
    <style:style style:name="T52" style:parent-style-name="Hyperlink" style:family="text">
      <style:text-properties style:font-name="Times New Roman" fo:font-weight="bold" style:font-weight-asian="bold" style:font-weight-complex="bold"/>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P55" style:parent-style-name="TOC1" style:family="paragraph">
      <style:paragraph-properties>
        <style:tab-stops>
          <style:tab-stop style:type="right" style:leader-style="dotted" style:leader-text="." style:position="7.493in"/>
        </style:tab-stops>
      </style:paragraph-properties>
    </style:style>
    <style:style style:name="T56" style:parent-style-name="Hyperlink" style:family="text">
      <style:text-properties style:font-name="Times New Roman" fo:font-weight="bold" style:font-weight-asian="bold" style:font-weight-complex="bold"/>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style:style>
    <style:style style:name="P59" style:parent-style-name="TOC1" style:family="paragraph">
      <style:paragraph-properties>
        <style:tab-stops>
          <style:tab-stop style:type="right" style:leader-style="dotted" style:leader-text="." style:position="7.493in"/>
        </style:tab-stops>
      </style:paragraph-properties>
    </style:style>
    <style:style style:name="T60" style:parent-style-name="Hyperlink" style:family="text">
      <style:text-properties style:font-name="Times New Roman" fo:font-weight="bold" style:font-weight-asian="bold" style:font-weight-complex="bold"/>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P63" style:parent-style-name="Normal" style:family="paragraph">
      <style:paragraph-properties fo:break-before="page"/>
      <style:text-properties style:font-name="Times New Roman"/>
    </style:style>
    <style:style style:name="P64" style:parent-style-name="Heading1" style:family="paragraph">
      <style:paragraph-properties fo:text-align="center"/>
      <style:text-properties style:font-name="Times New Roman" fo:font-weight="bold" style:font-weight-asian="bold" style:font-weight-complex="bold"/>
    </style:style>
    <style:style style:name="P65" style:parent-style-name="Heading2" style:family="paragraph">
      <style:paragraph-properties fo:text-align="center"/>
      <style:text-properties style:font-name="Times New Roman" fo:font-weight="bold" style:font-weight-asian="bold" style:font-weight-complex="bold"/>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68" style:parent-style-name="DefaultParagraphFont" style:family="text">
      <style:text-properties style:font-name="Times New Roman"/>
    </style:style>
    <style:style style:name="P69" style:parent-style-name="Normal" style:family="paragraph">
      <style:text-properties style:font-name="Times New Roman"/>
    </style:style>
    <style:style style:name="P70" style:parent-style-name="Heading2" style:family="paragraph">
      <style:paragraph-properties fo:text-align="center"/>
      <style:text-properties style:font-name="Times New Roman" fo:font-weight="bold" style:font-weight-asian="bold" style:font-weight-complex="bold"/>
    </style:style>
    <style:style style:name="P71" style:parent-style-name="Normal" style:family="paragraph">
      <style:text-properties style:font-name="Times New Roman"/>
    </style:style>
    <style:style style:name="P72" style:parent-style-name="Normal" style:family="paragraph">
      <style:text-properties style:font-name="Times New Roman"/>
    </style:style>
    <style:style style:name="P73" style:parent-style-name="Heading2" style:family="paragraph">
      <style:paragraph-properties fo:text-align="center"/>
      <style:text-properties style:font-name="Times New Roman" fo:font-weight="bold" style:font-weight-asian="bold" style:font-weight-complex="bold"/>
    </style:style>
    <style:style style:name="P74" style:parent-style-name="Normal" style:family="paragraph">
      <style:text-properties style:font-name="Times New Roman"/>
    </style:style>
    <style:style style:name="P75" style:parent-style-name="Normal" style:family="paragraph">
      <style:text-properties style:font-name="Times New Roman"/>
    </style:style>
    <style:style style:name="P76" style:parent-style-name="Heading2" style:family="paragraph">
      <style:paragraph-properties fo:text-align="center"/>
      <style:text-properties style:font-name="Times New Roman" fo:font-weight="bold" style:font-weight-asian="bold" style:font-weight-complex="bold"/>
    </style:style>
    <style:style style:name="P77" style:parent-style-name="Normal" style:family="paragraph">
      <style:text-properties style:font-name="Times New Roman"/>
    </style:style>
    <style:style style:name="P78" style:parent-style-name="Normal" style:family="paragraph">
      <style:text-properties style:font-name="Times New Roman"/>
    </style:style>
    <style:style style:name="P79" style:parent-style-name="Heading2" style:family="paragraph">
      <style:paragraph-properties fo:text-align="center"/>
      <style:text-properties style:font-name="Times New Roman" fo:font-weight="bold" style:font-weight-asian="bold" style:font-weight-complex="bold"/>
    </style:style>
    <style:style style:name="P80" style:parent-style-name="Normal" style:family="paragraph">
      <style:text-properties style:font-name="Times New Roman"/>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fo:font-weight="bold" style:font-weight-asian="bold" style:font-weight-complex="bold"/>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fo:font-weight="bold" style:font-weight-asian="bold" style:font-weight-complex="bold"/>
    </style:style>
    <style:style style:name="T85" style:parent-style-name="DefaultParagraphFont" style:family="text">
      <style:text-properties style:font-name="Times New Roman"/>
    </style:style>
    <style:style style:name="P86" style:parent-style-name="Normal" style:family="paragraph">
      <style:text-properties style:font-name="Times New Roman"/>
    </style:style>
    <style:style style:name="P87" style:parent-style-name="Heading1" style:family="paragraph">
      <style:paragraph-properties fo:text-align="center"/>
      <style:text-properties style:font-name="Times New Roman" fo:font-weight="bold" style:font-weight-asian="bold" style:font-weight-complex="bold"/>
    </style:style>
    <style:style style:name="P88" style:parent-style-name="Normal" style:family="paragraph">
      <style:text-properties style:font-name="Times New Roman"/>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fo:font-weight="bold" style:font-weight-asian="bold" style:font-weight-complex="bold"/>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fo:font-weight="bold" style:font-weight-asian="bold" style:font-weight-complex="bold"/>
    </style:style>
    <style:style style:name="T93" style:parent-style-name="DefaultParagraphFont" style:family="text">
      <style:text-properties style:font-name="Times New Roman"/>
    </style:style>
    <style:style style:name="T94" style:parent-style-name="DefaultParagraphFont" style:family="text">
      <style:text-properties style:font-name="Times New Roman" fo:font-weight="bold" style:font-weight-asian="bold" style:font-weight-complex="bold"/>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fo:font-style="italic" style:font-style-asian="italic" style:font-style-complex="italic"/>
    </style:style>
    <style:style style:name="T97" style:parent-style-name="DefaultParagraphFont" style:family="text">
      <style:text-properties style:font-name="Times New Roman"/>
    </style:style>
    <style:style style:name="P98" style:parent-style-name="Normal" style:family="paragraph">
      <style:text-properties style:font-name="Times New Roman"/>
    </style:style>
    <style:style style:name="P99" style:parent-style-name="Heading1" style:family="paragraph">
      <style:paragraph-properties fo:text-align="center"/>
      <style:text-properties style:font-name="Times New Roman" fo:font-weight="bold" style:font-weight-asian="bold" style:font-weight-complex="bold"/>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fo:font-weight="bold" style:font-weight-asian="bold" style:font-weight-complex="bold"/>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fo:font-weight="bold" style:font-weight-asian="bold" style:font-weight-complex="bold"/>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fo:font-weight="bold" style:font-weight-asian="bold" style:font-weight-complex="bold"/>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fo:font-weight="bold" style:font-weight-asian="bold" style:font-weight-complex="bold"/>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fo:font-weight="bold" style:font-weight-asian="bold" style:font-weight-complex="bold"/>
    </style:style>
    <style:style style:name="T113" style:parent-style-name="DefaultParagraphFont" style:family="text">
      <style:text-properties style:font-name="Times New Roman"/>
    </style:style>
    <style:style style:name="P114" style:parent-style-name="Normal" style:family="paragraph">
      <style:text-properties style:font-name="Times New Roman"/>
    </style:style>
    <style:style style:name="P115" style:parent-style-name="Heading1" style:family="paragraph">
      <style:paragraph-properties fo:text-align="center"/>
      <style:text-properties style:font-name="Times New Roman" fo:font-weight="bold" style:font-weight-asian="bold" style:font-weight-complex="bold"/>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fo:font-weight="bold" style:font-weight-asian="bold" style:font-weight-complex="bold"/>
    </style:style>
    <style:style style:name="T118" style:parent-style-name="DefaultParagraphFont" style:family="text">
      <style:text-properties style:font-name="Times New Roman"/>
    </style:style>
    <style:style style:name="T119" style:parent-style-name="DefaultParagraphFont" style:family="text">
      <style:text-properties style:font-name="Times New Roman" fo:font-weight="bold" style:font-weight-asian="bold" style:font-weight-complex="bold"/>
    </style:style>
    <style:style style:name="T120" style:parent-style-name="DefaultParagraphFont" style:family="text">
      <style:text-properties style:font-name="Times New Roman"/>
    </style:style>
    <style:style style:name="T121" style:parent-style-name="DefaultParagraphFont" style:family="text">
      <style:text-properties style:font-name="Times New Roman"/>
    </style:style>
    <style:style style:name="T122" style:parent-style-name="DefaultParagraphFont" style:family="text">
      <style:text-properties style:font-name="Times New Roman" fo:font-weight="bold" style:font-weight-asian="bold" style:font-weight-complex="bold"/>
    </style:style>
    <style:style style:name="T123" style:parent-style-name="DefaultParagraphFont" style:family="text">
      <style:text-properties style:font-name="Times New Roman"/>
    </style:style>
    <style:style style:name="T124" style:parent-style-name="DefaultParagraphFont" style:family="text">
      <style:text-properties style:font-name="Times New Roman" fo:font-weight="bold" style:font-weight-asian="bold" style:font-weight-complex="bold"/>
    </style:style>
    <style:style style:name="T125" style:parent-style-name="DefaultParagraphFont" style:family="text">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Poject Proposal: EARLY IDENTIFICATION OF STUDENT DROPOUT RISK</text:span></text:p><text:p text:style-name="P12"><text:span text:style-name="T13">Practice Challenge: Student Dropout Predictor</text:span></text:p></draw:text-box><svg:title/><svg:desc/></draw:frame></text:span></text:p>
      <text:p text:style-name="P14"/>
      <text:p text:style-name="P15"/>
      <text:p text:style-name="P16"/>
      <text:p text:style-name="P17"/>
      <text:p text:style-name="P18"/>
      <text:p text:style-name="P19"/>
      <text:p text:style-name="P20"/>
      <text:p text:style-name="P21"/>
      <text:h text:style-name="TOCHeading" text:outline-level="1"><text:bookmark-start text:name="_Toc225785944"/></text:h>
      <text:h text:style-name="P22" text:outline-level="1">Contents<text:bookmark-end text:name="_Toc22578594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225785944" office:target-frame-name="_top" xlink:show="replace"><text:span text:style-name="T24">Contents</text:span><text:span text:style-name="T25"><text:tab/></text:span><text:span text:style-name="T26">1</text:span></text:a></text:p>
          <text:p text:style-name="P27"><text:a xlink:href="#_Toc225785945" office:target-frame-name="_top" xlink:show="replace"><text:span text:style-name="T28">Introduction</text:span><text:span text:style-name="T29"><text:tab/></text:span><text:span text:style-name="T30">2</text:span></text:a></text:p>
          <text:p text:style-name="P31"><text:a xlink:href="#_Toc225785946" office:target-frame-name="_top" xlink:show="replace"><text:span text:style-name="T32">What?</text:span><text:span text:style-name="T33"><text:tab/></text:span><text:span text:style-name="T34">2</text:span></text:a></text:p>
          <text:p text:style-name="P35"><text:a xlink:href="#_Toc225785947" office:target-frame-name="_top" xlink:show="replace"><text:span text:style-name="T36">Why?</text:span><text:span text:style-name="T37"><text:tab/></text:span><text:span text:style-name="T38">2</text:span></text:a></text:p>
          <text:p text:style-name="P39"><text:a xlink:href="#_Toc225785948" office:target-frame-name="_top" xlink:show="replace"><text:span text:style-name="T40">Who?</text:span><text:span text:style-name="T41"><text:tab/></text:span><text:span text:style-name="T42">2</text:span></text:a></text:p>
          <text:p text:style-name="P43"><text:a xlink:href="#_Toc225785949" office:target-frame-name="_top" xlink:show="replace"><text:span text:style-name="T44">When?</text:span><text:span text:style-name="T45"><text:tab/></text:span><text:span text:style-name="T46">2</text:span></text:a></text:p>
          <text:p text:style-name="P47"><text:a xlink:href="#_Toc225785950" office:target-frame-name="_top" xlink:show="replace"><text:span text:style-name="T48">How?</text:span><text:span text:style-name="T49"><text:tab/></text:span><text:span text:style-name="T50">3</text:span></text:a></text:p>
          <text:p text:style-name="P51"><text:a xlink:href="#_Toc225785951" office:target-frame-name="_top" xlink:show="replace"><text:span text:style-name="T52">Data Requirements</text:span><text:span text:style-name="T53"><text:tab/></text:span><text:span text:style-name="T54">3</text:span></text:a></text:p>
          <text:p text:style-name="P55"><text:a xlink:href="#_Toc225785952" office:target-frame-name="_top" xlink:show="replace"><text:span text:style-name="T56">Risks and Limitations</text:span><text:span text:style-name="T57"><text:tab/></text:span><text:span text:style-name="T58">4</text:span></text:a></text:p>
          <text:p text:style-name="P59"><text:a xlink:href="#_Toc225785953" office:target-frame-name="_top" xlink:show="replace"><text:span text:style-name="T60">Related Documents</text:span><text:span text:style-name="T61"><text:tab/></text:span><text:span text:style-name="T62">4</text:span></text:a></text:p>
        </text:index-body>
      </text:table-of-content>
      <text:p text:style-name="Normal"/>
      <text:p text:style-name="P63"/>
      <text:h text:style-name="P64" text:outline-level="1"><text:bookmark-start text:name="_Toc225785598"/><text:bookmark-start text:name="_Toc225785945"/>Introduction<text:bookmark-end text:name="_Toc225785598"/><text:bookmark-end text:name="_Toc225785945"/></text:h>
      <text:h text:style-name="P65" text:outline-level="2"><text:bookmark-start text:name="_Toc225785599"/><text:bookmark-start text:name="_Toc225785946"/>What?<text:bookmark-end text:name="_Toc225785599"/><text:bookmark-end text:name="_Toc225785946"/></text:h>
      <text:p text:style-name="Normal"><text:span text:style-name="T66">This project explores whether student data can be used to identify early patterns related to academic difficulty and dropout risk in higher education. The aim is to develop a machine learning-based predictive system that supports the early identification of students who may need additional academic attention or support. The project uses the<text:s/></text:span><text:span text:style-name="T67">Predict Students’ Dropout and Academic Success</text:span><text:span text:style-name="T68"><text:s/>dataset, which contains academic, demographic, financial, and administrative variables together with final academic outcomes.</text:span></text:p>
      <text:p text:style-name="P69">The project is technically implemented as a binary classification task based on final student outcomes. However, the broader purpose is to study early risk patterns that may help institutions recognize warning signs before a student leaves their studies.</text:p>
      <text:h text:style-name="P70" text:outline-level="2"><text:bookmark-start text:name="_Toc225785600"/><text:bookmark-start text:name="_Toc225785947"/>Why?<text:bookmark-end text:name="_Toc225785600"/><text:bookmark-end text:name="_Toc225785947"/></text:h>
      <text:p text:style-name="P71">Student dropout is a serious challenge for both students and higher education institutions. When students leave their studies before graduating, it can lead to lost time, financial difficulties, and fewer career opportunities. For universities, it can lead to lower retention rates and less effective use of educational resources.</text:p>
      <text:p text:style-name="P72">For this reason, it is valuable to identify students who may be at risk as early as possible. If warning signs can be recognized at an earlier stage, institutions may be able to provide timely support such as academic guidance, mentoring, or financial assistance. This project is relevant because it explores how data analysis and machine learning can contribute to earlier and more informed support for students.</text:p>
      <text:h text:style-name="P73" text:outline-level="2"><text:bookmark-start text:name="_Toc225785601"/><text:bookmark-start text:name="_Toc225785948"/>Who?<text:bookmark-end text:name="_Toc225785601"/><text:bookmark-end text:name="_Toc225785948"/></text:h>
      <text:p text:style-name="P74">The main stakeholders in this project are a student and a teacher within a higher education context. These stakeholders were selected to provide two different perspectives on the problem of student difficulty and dropout risk. The student stakeholder can provide insight into how students may experience academic difficulty and how support should be offered. The teacher stakeholder can provide a more institutional and educational perspective on how early warning systems could be used in practice.</text:p>
      <text:p text:style-name="P75">Their input will be gathered through stakeholder interviews and used to better understand the practical value, limitations, and responsible use of the predictive system. In this way, the project is not only a technical exercise, but also a decision-support challenge that should remain connected to real educational needs.</text:p>
      <text:h text:style-name="P76" text:outline-level="2"><text:bookmark-start text:name="_Toc225785602"/><text:bookmark-start text:name="_Toc225785949"/>When?<text:bookmark-end text:name="_Toc225785602"/><text:bookmark-end text:name="_Toc225785949"/></text:h>
      <text:p text:style-name="P77">The project is developed through an iterative lifecycle rather than through strictly separate phases. In practice, this means that the work moves repeatedly between data understanding, preprocessing, model training, evaluation, and documentation. After each round of results, earlier decisions may be revisited and improved.</text:p>
      <text:p text:style-name="P78">The project begins with understanding the dataset and preparing the data for analysis. After this, machine learning models are trained and evaluated. Based on the results, the approach is refined through steps such as<text:s/><text:soft-page-break/>feature selection, ethical feature analysis, comparison of different models, and threshold tuning. In this way, the project develops gradually through repeated improvement rather than through a single linear process.</text:p>
      <text:h text:style-name="P79" text:outline-level="2"><text:bookmark-start text:name="_Toc225785603"/><text:bookmark-start text:name="_Toc225785950"/>How?<text:bookmark-end text:name="_Toc225785603"/><text:bookmark-end text:name="_Toc225785950"/></text:h>
      <text:p text:style-name="P80">The final product of this project will be a machine learning-based predictive system for early dropout-related risk detection. The system will use student data that is available at an early stage, such as academic, demographic, financial, and administrative indicators, to generate predictions based on patterns learned from historical data.</text:p>
      <text:p text:style-name="Normal"><text:span text:style-name="T81">The main technical output will be a binary classification model trained to distinguish between<text:s/></text:span><text:span text:style-name="T82">Dropout</text:span><text:span text:style-name="T83"><text:s/>and<text:s/></text:span><text:span text:style-name="T84">Graduate</text:span><text:span text:style-name="T85"><text:s/>outcomes after removing records with unknown final outcomes. In addition to the classification result, the model’s predicted probabilities will be interpreted as early risk indicators. This allows the system to provide not only a class prediction, but also a more gradual indication of how strongly a student’s profile is associated with dropout-related risk.</text:span></text:p>
      <text:p text:style-name="P86">The final delivery will include the predictive model, the analysis notebook, model evaluation results, and supporting documentation. In addition, a separate notebook is planned to present the model outputs in a more interpretable percentage-based form. The system is intended to support human decision-making and early intervention, not to replace educational judgment.</text:p>
      <text:h text:style-name="P87" text:outline-level="1"><text:bookmark-start text:name="_Toc225785604"/><text:bookmark-start text:name="_Toc225785951"/>Data Requirements<text:bookmark-end text:name="_Toc225785604"/><text:bookmark-end text:name="_Toc225785951"/></text:h>
      <text:p text:style-name="P88">The project requires a dataset that contains student-level information relevant to academic progress and final academic outcomes. Since the aim is to study early risk patterns, the most important data are variables that are available at an early stage of the student journey. These include academic indicators such as admission grade, first-semester grades, number of evaluations, and number of approved curricular units. Financial and administrative variables, such as tuition fees up to date, debtor status, and scholarship holder status, are also relevant because they may reflect additional factors connected to student risk. In addition, demographic and background variables may provide broader context, although their use must be considered carefully from an ethical perspective.</text:p>
      <text:p text:style-name="Normal"><text:span text:style-name="T89">The dataset must also contain a clearly defined outcome variable that makes supervised learning possible. In this project, the selected dataset includes the final outcomes<text:s/></text:span><text:span text:style-name="T90">Dropout</text:span><text:span text:style-name="T91">,<text:s/></text:span><text:span text:style-name="T92">Graduate</text:span><text:span text:style-name="T93">, and<text:s/></text:span><text:span text:style-name="T94">Enrolled</text:span><text:span text:style-name="T95">. Because the<text:s/></text:span><text:span text:style-name="T96">Enrolled</text:span><text:span text:style-name="T97"><text:s/>category does not represent a known final outcome, these records are removed during the analysis. The remaining data make it possible to define a binary target variable for model training.</text:span></text:p>
      <text:p text:style-name="P98">In addition to the content of the data, data quality is also important. The dataset should have a structured tabular format, a sufficient number of records for training and evaluation, and a low level of missing or inconsistent values. Since the goal is early risk identification, variables from later stages of study must also be reviewed carefully to avoid data leakage and to ensure that the model uses only information that would realistically be available at the time of prediction.</text:p>
      <text:h text:style-name="P99" text:outline-level="1"><text:bookmark-start text:name="_Toc225785605"/><text:bookmark-start text:name="_Toc225785952"/><text:soft-page-break/>Risks and Limitations<text:bookmark-end text:name="_Toc225785605"/><text:bookmark-end text:name="_Toc225785952"/></text:h>
      <text:p text:style-name="Normal"><text:span text:style-name="T100">This project has several important risks and limitations. One important risk is<text:s/></text:span><text:span text:style-name="T101">data leakage</text:span><text:span text:style-name="T102">. Since the dataset includes variables from different stages of study, some features may contain information that would not be available at the time of an early prediction. For this reason, variables from the<text:s/></text:span><text:span text:style-name="T103">second semester</text:span><text:span text:style-name="T104"><text:s/>and later stages must be treated carefully or removed from the analysis.</text:span></text:p>
      <text:p text:style-name="Normal"><text:span text:style-name="T105">Another limitation is that the dataset does not directly contain a label for<text:s/></text:span><text:span text:style-name="T106">student struggle</text:span><text:span text:style-name="T107">. Instead, it contains final academic outcomes, which are used as an indirect way to study early risk patterns. This means that the model can support early risk detection, but it cannot directly measure the full process of student difficulty.</text:span></text:p>
      <text:p text:style-name="Normal"><text:span text:style-name="T108">Furthermore, another factor is<text:s/></text:span><text:span text:style-name="T109">class imbalance</text:span><text:span text:style-name="T110">, since the number of dropout and graduate cases is not perfectly equal, which may affect model evaluation and prediction behavior.</text:span></text:p>
      <text:p text:style-name="Normal"><text:span text:style-name="T111">There are also<text:s/></text:span><text:span text:style-name="T112">ethical and fairness considerations</text:span><text:span text:style-name="T113">. Some variables, such as demographic or family background information, may introduce bias or reflect social inequality rather than academic need. Because of this, the project includes ethical feature analysis and comparison between models trained with and without sensitive variables.</text:span></text:p>
      <text:p text:style-name="P114">Finally, the dataset comes from a specific higher education context, which may limit how well the results generalize to other institutions or educational systems. For this reason, the findings should be interpreted carefully and understood within the context of the selected dataset.</text:p>
      <text:h text:style-name="P115" text:outline-level="1"><text:bookmark-start text:name="_Toc225785606"/><text:bookmark-start text:name="_Toc225785953"/>Related Documents<text:bookmark-end text:name="_Toc225785606"/><text:bookmark-end text:name="_Toc225785953"/></text:h>
      <text:p text:style-name="Normal"><text:span text:style-name="T116">The detailed<text:s/></text:span><text:span text:style-name="T117">Domain Understanding</text:span><text:span text:style-name="T118"><text:s/>and<text:s/></text:span><text:span text:style-name="T119">Analytic Approach</text:span><text:span text:style-name="T120"><text:s/>for this project are documented in separate supporting documents. These documents should be read together with this proposal, as they provide the full conceptual and technical foundation of the challenge.</text:span></text:p>
      <text:p text:style-name="Normal"><text:span text:style-name="T121">The<text:s/></text:span><text:span text:style-name="T122">Domain Understanding</text:span><text:span text:style-name="T123"><text:s/>document explains the real-world problem of student difficulty and dropout in higher education, the factors that influence it, the importance of early identification, and the relevance and limitations of the dataset. The<text:s/></text:span><text:span text:style-name="T124">Analytic Approach</text:span><text:span text:style-name="T125"><text:s/>document explains how the problem is translated into a machine learning task, including the target variable, data preparation, model selection, evaluation strategy, interpretation of model outputs, and planned extensions of the analys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oject Proposal: EARLY IDENTIFICATION OF STUDENT DROPOUT RISK</dc:title>
    <dc:description/>
    <dc:subject>Practice Challenge: Student Dropout Predictor</dc:subject>
    <meta:initial-creator>Malamski,Dimitar D.S.</meta:initial-creator>
    <dc:creator>Malamski,Dimitar D.S.</dc:creator>
    <meta:creation-date>2026-03-30T15:31:00Z</meta:creation-date>
    <dc:date>2026-03-30T15:59:00Z</dc:date>
    <meta:template xlink:href="Normal.dotm" xlink:type="simple"/>
    <meta:editing-cycles>20</meta:editing-cycles>
    <meta:editing-duration>PT1380S</meta:editing-duration>
    <meta:document-statistic meta:page-count="5" meta:paragraph-count="18" meta:word-count="1370" meta:character-count="9162" meta:row-count="65" meta:non-whitespace-character-count="7810"/>
  </office:meta>
</office:document-meta>
</file>